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3764in" style:rel-column-width="23263*"/>
    </style:style>
    <style:style style:name="Table1.B" style:family="table-column">
      <style:table-column-properties style:column-width="4.3188in" style:rel-column-width="42272*"/>
    </style:style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rsid="005a2ca9" officeooo:paragraph-rsid="007c6689" style:font-size-asian="10pt" style:font-size-complex="10pt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rsid="005a2ca9" officeooo:paragraph-rsid="007d9361" style:font-size-asian="10pt" style:font-size-complex="10pt"/>
    </style:style>
    <style:style style:name="P7" style:family="paragraph" style:parent-style-name="Text_20_body">
      <loext:graphic-properties draw:fill="none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rsid="005a2ca9" officeooo:paragraph-rsid="007d9361" style:font-size-asian="10pt" style:font-size-complex="10pt"/>
    </style:style>
    <style:style style:name="P8" style:family="paragraph" style:parent-style-name="Text_20_body">
      <loext:graphic-properties draw:fill="none" draw:fill-hatch-name="hatch"/>
      <style:paragraph-properties fo:margin-left="0in" fo:margin-right="0in" fo:margin-top="0.0799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rsid="005a2ca9" officeooo:paragraph-rsid="007d9361" style:font-size-asian="10pt" style:font-size-complex="10pt"/>
    </style:style>
    <style:style style:name="P9" style:family="paragraph" style:parent-style-name="Text_20_body">
      <loext:graphic-properties draw:fill="none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rsid="005a2ca9" officeooo:paragraph-rsid="0088caaf" style:font-size-asian="10pt" style:font-size-complex="10pt"/>
    </style:style>
    <style:style style:name="P10" style:family="paragraph" style:parent-style-name="Text_20_body">
      <loext:graphic-properties draw:fill-gradient-name="gradient" draw:fill-hatch-name="hatch"/>
      <style:paragraph-properties fo:margin-top="0.0598in" fo:margin-bottom="0.0598in" style:contextual-spacing="false" fo:line-height="100%"/>
      <style:text-properties fo:color="#000000" loext:opacity="100%" style:font-name="DejaVu Sans Mono" fo:font-size="10pt" officeooo:paragraph-rsid="00744338" style:font-size-asian="10pt" style:font-size-complex="10pt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000000" loext:opacity="100%" style:font-name="DejaVu Sans Mono" fo:font-size="10pt" officeooo:paragraph-rsid="0074c5d4" style:font-size-asian="10pt" style:font-size-complex="10pt"/>
    </style:style>
    <style:style style:name="P12" style:family="paragraph" style:parent-style-name="Text_20_body">
      <loext:graphic-properties draw:fill-hatch-name="hatch"/>
      <style:paragraph-properties fo:margin-top="0.0598in" fo:margin-bottom="0in" style:contextual-spacing="false" fo:line-height="100%"/>
      <style:text-properties fo:color="#000000" loext:opacity="100%" style:font-name="DejaVu Sans Mono" fo:font-size="10pt" officeooo:paragraph-rsid="0074c5d4" style:font-size-asian="10pt" style:font-size-complex="10pt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fo:font-style="italic" fo:font-weight="bold" officeooo:rsid="005a2ca9" officeooo:paragraph-rsid="007d9361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8pt" officeooo:rsid="005a2ca9" officeooo:paragraph-rsid="007d9361" style:font-size-asian="8pt" style:font-size-complex="8pt"/>
    </style:style>
    <style:style style:name="P15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1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7c6689" style:font-size-asian="9pt" style:font-size-complex="9pt"/>
    </style:style>
    <style:style style:name="P17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88caaf" style:font-size-asian="9pt" style:font-size-complex="9pt"/>
    </style:style>
    <style:style style:name="P18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80016e" style:font-size-asian="9pt" style:font-size-complex="9pt"/>
    </style:style>
    <style:style style:name="P19" style:family="paragraph" style:parent-style-name="Text_20_body" style:master-page-name="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80016e" style:font-size-asian="9pt" style:font-size-complex="9pt"/>
    </style:style>
    <style:style style:name="P20" style:family="paragraph" style:parent-style-name="Text_20_body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7d9361" officeooo:paragraph-rsid="0080016e" style:font-size-asian="9pt" style:font-size-complex="9pt"/>
    </style:style>
    <style:style style:name="P21" style:family="paragraph" style:parent-style-name="Text_20_body">
      <loext:graphic-properties draw:fill="none" draw:fill-hatch-name="hatch"/>
      <style:paragraph-properties fo:margin-left="0in" fo:margin-right="0in" fo:margin-top="0in" fo:margin-bottom="0.0598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7d9361" officeooo:paragraph-rsid="0080016e" style:font-size-asian="9pt" style:font-size-complex="9pt"/>
    </style:style>
    <style:style style:name="P22" style:family="paragraph" style:parent-style-name="Text_20_body">
      <loext:graphic-properties draw:fill="none" draw:fill-hatch-name="hatch"/>
      <style:paragraph-properties fo:margin-left="0in" fo:margin-right="0in" fo:margin-top="0in" fo:margin-bottom="0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7d9361" officeooo:paragraph-rsid="0080016e" style:font-size-asian="9pt" style:font-size-complex="9pt"/>
    </style:style>
    <style:style style:name="P2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946183" style:font-size-asian="9pt" style:font-size-complex="9pt"/>
    </style:style>
    <style:style style:name="P24" style:family="paragraph" style:parent-style-name="Text_20_body" style:master-page-name="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946183" style:font-size-asian="9pt" style:font-size-complex="9pt"/>
    </style:style>
    <style:style style:name="P25" style:family="paragraph" style:parent-style-name="Text_20_body">
      <loext:graphic-properties draw:fill="none" draw:fill-hatch-name="hatch"/>
      <style:paragraph-properties fo:margin-left="0in" fo:margin-right="0in" fo:margin-top="0in" fo:margin-bottom="0.0598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7d9361" officeooo:paragraph-rsid="00946183" style:font-size-asian="9pt" style:font-size-complex="9pt"/>
    </style:style>
    <style:style style:name="P26" style:family="paragraph" style:parent-style-name="Text_20_body" style:master-page-name="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9639a5" style:font-size-asian="9pt" style:font-size-complex="9pt"/>
    </style:style>
    <style:style style:name="P27" style:family="paragraph" style:parent-style-name="Text_20_body" style:master-page-name="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7d9361" officeooo:paragraph-rsid="00980cc0" style:font-size-asian="9pt" style:font-size-complex="9pt"/>
    </style:style>
    <style:style style:name="P28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766223" style:font-size-asian="10pt" style:font-size-complex="10pt"/>
    </style:style>
    <style:style style:name="P30" style:family="paragraph" style:parent-style-name="Text_20_body">
      <loext:graphic-properties draw:fill-hatch-name="hatch"/>
      <style:paragraph-properties fo:margin-top="0in" fo:margin-bottom="0.0598in" style:contextual-spacing="false" fo:line-height="100%"/>
      <style:text-properties style:font-name="DejaVu Sans Mono" fo:font-size="10pt" officeooo:rsid="005a2ca9" officeooo:paragraph-rsid="00476cbe" style:font-size-asian="10pt" style:font-size-complex="10pt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32" style:family="paragraph" style:parent-style-name="Text_20_body">
      <loext:graphic-properties draw:fill-hatch-name="hatch"/>
      <style:paragraph-properties fo:margin-top="0.0799in" fo:margin-bottom="0.0799in" style:contextual-spacing="false" fo:line-height="100%"/>
      <style:text-properties style:font-name="DejaVu Sans Mono" fo:font-size="10pt" officeooo:rsid="005a2ca9" officeooo:paragraph-rsid="008b8fed" style:font-size-asian="10pt" style:font-size-complex="10pt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DejaVu Sans Mono" fo:font-size="10pt" fo:font-style="normal" fo:font-weight="normal" officeooo:rsid="005a2ca9" officeooo:paragraph-rsid="007d936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476cbe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35" style:family="paragraph" style:parent-style-name="Heading_20_2">
      <style:paragraph-properties fo:margin-top="0.2in" fo:margin-bottom="0.0799in" style:contextual-spacing="false" fo:break-before="auto" fo:break-after="auto" fo:keep-with-next="always">
        <style:tab-stops/>
      </style:paragraph-properties>
      <style:text-properties fo:color="#000000" loext:opacity="100%" style:font-name="Liberation Sans" fo:font-style="normal" fo:font-weight="bold" officeooo:paragraph-rsid="0074c5d4" style:font-name-asian="Noto Sans CJK SC" style:font-style-asian="normal" style:font-weight-asian="bold" style:font-name-complex="Lohit Devanagari1" style:font-style-complex="normal" style:font-weight-complex="bold"/>
    </style:style>
    <style:style style:name="P36" style:family="paragraph" style:parent-style-name="Heading_20_2">
      <style:paragraph-properties fo:margin-top="0.2in" fo:margin-bottom="0.0799in" style:contextual-spacing="false" fo:keep-with-next="always">
        <style:tab-stops/>
      </style:paragraph-properties>
      <style:text-properties fo:color="#000000" loext:opacity="100%" style:font-name="Liberation Sans" fo:font-style="normal" fo:font-weight="bold" style:font-name-asian="Noto Sans CJK SC" style:font-style-asian="normal" style:font-weight-asian="bold" style:font-name-complex="Lohit Devanagari1" style:font-style-complex="normal" style:font-weight-complex="bold"/>
    </style:style>
    <style:style style:name="P37" style:family="paragraph" style:parent-style-name="Heading_20_2">
      <style:paragraph-properties fo:margin-top="0.2in" fo:margin-bottom="0.0799in" style:contextual-spacing="false" fo:keep-with-next="always">
        <style:tab-stops/>
      </style:paragraph-properties>
      <style:text-properties fo:color="#000000" loext:opacity="100%" style:font-name="Liberation Sans" fo:font-style="normal" fo:font-weight="bold" officeooo:rsid="007c6689" officeooo:paragraph-rsid="0080016e" style:font-name-asian="Noto Sans CJK SC" style:font-style-asian="normal" style:font-weight-asian="bold" style:font-name-complex="Lohit Devanagari1" style:font-style-complex="normal" style:font-weight-complex="bold"/>
    </style:style>
    <style:style style:name="P38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39" style:family="paragraph" style:parent-style-name="Heading_20_4">
      <style:text-properties fo:font-size="10pt" style:font-size-asian="10pt" style:font-size-complex="10pt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"><text:bookmark-start text:name="__RefHeading___Toc109_927336185"/>Основные команды OpenSSL <text:span text:style-name="T6">(</text:span><text:span text:style-name="T7">ver. </text:span><text:span text:style-name="T7"><text:date style:data-style-name="N45" text:date-value="2023-11-08T23:01:39.741533235" text:fixed="true">8. Nov. 2023</text:date></text:span><text:span text:style-name="T7"><text:s/></text:span><text:span text:style-name="T7"><text:time style:data-style-name="N60" text:time-value="2023-11-08T23:01:54.635230740" text:fixed="true">23:01</text:time></text:span><text:span text:style-name="T6">)</text:span><text:bookmark-end text:name="__RefHeading___Toc109_927336185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9_927336185" text:style-name="Index_20_Link" text:visited-style-name="Index_20_Link">Основные команды OpenSSL (ver. 8. Nov. 2023 23:01)<text:tab/>1</text:a></text:p>
          <text:p text:style-name="P3"><text:a xlink:type="simple" xlink:href="#__RefHeading___Toc111_927336185" text:style-name="Index_20_Link" text:visited-style-name="Index_20_Link">Проверка версии OpenSSL<text:tab/>1</text:a></text:p>
          <text:p text:style-name="P3"><text:a xlink:type="simple" xlink:href="#__RefHeading___Toc227_39910284451" text:style-name="Index_20_Link" text:visited-style-name="Index_20_Link">OpenSSL and CSR Creation<text:tab/>1</text:a></text:p>
          <text:p text:style-name="P3"><text:a xlink:type="simple" xlink:href="#__RefHeading___Toc227_3991028445" text:style-name="Index_20_Link" text:visited-style-name="Index_20_Link">Создание приватного ключа<text:tab/>2</text:a></text:p>
          <text:p text:style-name="P3"><text:a xlink:type="simple" xlink:href="#__RefHeading___Toc644_1322024359" text:style-name="Index_20_Link" text:visited-style-name="Index_20_Link">Извлечение открытого ключа<text:tab/>2</text:a></text:p>
          <text:p text:style-name="P3"><text:a xlink:type="simple" xlink:href="#__RefHeading___Toc227_399102844523" text:style-name="Index_20_Link" text:visited-style-name="Index_20_Link"><text:span text:style-name="T9">Создание CSR</text:span></text:a><text:a xlink:type="simple" xlink:href="#__RefHeading___Toc227_399102844523" text:style-name="Index_20_Link" text:visited-style-name="Index_20_Link"><text:tab/>2</text:a></text:p>
          <text:p text:style-name="P28"><text:a xlink:type="simple" xlink:href="#__RefHeading___Toc646_1322024359" text:style-name="Index_20_Link" text:visited-style-name="Index_20_Link">Использование переключателя -subj<text:tab/>3</text:a></text:p>
          <text:p text:style-name="P28"><text:a xlink:type="simple" xlink:href="#__RefHeading___Toc648_1322024359" text:style-name="Index_20_Link" text:visited-style-name="Index_20_Link">Создание CSR с помощью одной команды<text:tab/>3</text:a></text:p>
          <text:p text:style-name="P28"><text:a xlink:type="simple" xlink:href="#__RefHeading___Toc650_1322024359" text:style-name="Index_20_Link" text:visited-style-name="Index_20_Link">Проверка информации CSR<text:tab/>3</text:a></text:p>
          <text:p text:style-name="P28"><text:a xlink:type="simple" xlink:href="#__RefHeading___Toc652_1322024359" text:style-name="Index_20_Link" text:visited-style-name="Index_20_Link">Отправка CSR в CA<text:tab/>3</text:a></text:p>
          <text:p text:style-name="P28"><text:a xlink:type="simple" xlink:href="#__RefHeading___Toc654_1322024359" text:style-name="Index_20_Link" text:visited-style-name="Index_20_Link">Просмотр информации о сертификате<text:tab/>3</text:a></text:p>
          <text:p text:style-name="P28"><text:a xlink:type="simple" xlink:href="#__RefHeading___Toc656_1322024359" text:style-name="Index_20_Link" text:visited-style-name="Index_20_Link">Преобразование форматов сертификатов<text:tab/>4</text:a></text:p>
        </text:index-body>
      </text:table-of-content>
      <text:p text:style-name="P4">https://sslmagazin.com/helper/89--openssl-ssl-commands</text:p>
      <text:h text:style-name="P34" text:outline-level="2"><text:bookmark-start text:name="__RefHeading___Toc111_927336185"/>Проверка версии OpenSSL<text:bookmark-end text:name="__RefHeading___Toc111_927336185"/></text:h>
      <text:p text:style-name="P10">Определение используемой версии OpenSSL является важным первым шагом в подготовке генерации приватного ключа и запроса CSR. Ваша версия OpenSSL диктует криптографический алгоритм, который может использовать для генерации ключей и поддерживаемый протокол. К примеру, OpenSSL version 1.0.1 является первой версией, поддерживающей TLS 1.1 и TLS 1.2. Знание используемой версииf OpenSSL также важно когда вы решаете возникшие в процессе проблемы.</text:p>
      <text:p text:style-name="P10">Команда для определения версии OpenSSL:</text:p>
      <text:p text:style-name="P17">$ openssl version -a</text:p>
      <text:p text:style-name="P9">В этой команде, " -a " включит отображение следующей информации:</text:p>
      <text:p text:style-name="P9">Номер версии и дата выхода (OpenSSL 1.0.2g 1 Mar 2016).</text:p>
      <text:p text:style-name="P9">Опции библиотеки (options).</text:p>
      <text:p text:style-name="P9">название директории где находятся сертификат и приватные ключи (OPENSSLDIR).</text:p>
      <text:h text:style-name="P35" text:outline-level="2"><text:bookmark-start text:name="__RefHeading___Toc227_39910284451"/>OpenSSL and CSR Creation<text:bookmark-end text:name="__RefHeading___Toc227_39910284451"/></text:h>
      <text:p text:style-name="P11">Первым шагом к получению SSL-сертификата является использование OpenSSL для создания запроса подписи сертификата (CSR), который может быть отправлен в центр сертификации (CA) (например, DigiCert). CSR содержит общее имя (ы), которое вы хотите, чтобы ваш сертификат был защищен, информация о вашей компании и ваш открытый ключ. Чтобы создать CSR, он должен иметь закрытый ключ, из которого извлекается открытый ключ. Это можно сделать, используя существующий закрытый ключ или создав новый закрытый ключ.</text:p>
      <text:p text:style-name="P11">Примечание по безопасности. Из-за проблем с безопасностью, связанных с использованием существующего закрытого ключа, а также потому, что очень просто и совершенно бесплатно создавать закрытый ключ, мы рекомендуем создавать новый закрытый ключ при создании CSR.</text:p>
      <text:p text:style-name="P12">При создании ключа вы должны решить три вещи:</text:p>
      <text:p text:style-name="P11">Алгоритм ключа <text:span text:style-name="T8">Key Algorithm</text:span>,</text:p>
      <text:p text:style-name="P11">размер ключа <text:span text:style-name="T8">Key Size</text:span></text:p>
      <text:p text:style-name="P11">использование кодовой фразы <text:span text:style-name="T8">Passphrase</text:span></text:p>
      <text:p text:style-name="P11"><text:span text:style-name="T8">Алгоритм ключа. </text:span>Для ключевого алгоритма вам необходимо учитывать его совместимость. По этой причине мы рекомендуем использовать RSA. Однако, если у вас есть конкретная необходимость использовать другой алгоритм (например, ECDSA), вы также можете использовать его, но помните о проблемах совместимости, с которыми вы можете столкнуться.</text:p>
      <text:p text:style-name="P11">Примечание. В этом руководстве рассматриваются только генераторы ключей с использованием алгоритма RSA.</text:p>
      <text:p text:style-name="P11"><text:span text:style-name="T8">Размер ключа. </text:span>Для размера ключа вам необходимо выбрать длину бита не менее 2048 при использовании RSA и 256 при использовании ECDSA; это самый маленький размер ключа, разрешенные для сертификатов SSL. Если вам не нужен более крупный размер ключа, мы рекомендуем придерживаться 2048 с RSA и 256 с ECDSA.</text:p>
      <text:p text:style-name="P11"><text:soft-page-break/>Примечание. В старых версиях OpenSSL, если не задан размер ключа, используется размер ключа по умолчанию 512. Любой размер ключа ниже 2048 считается незащищенным и никогда не должен использоваться.</text:p>
      <text:p text:style-name="P11"><text:span text:style-name="T8">Passphrase. </text:span>Для ключевой фразы вам нужно решить, хотите ли вы ее использовать. Если используется, закрытый ключ будет зашифрован с использованием указанного метода шифрования, и его невозможно будет использовать без кодовой фразы. Потому что есть плюсы и минусы с обоими опциями, важно понимать последствия использования или не использования кодовой фразы. В этом руководстве мы не будем использовать кодовую фразу в наших примерах.</text:p>
      <text:h text:style-name="P36" text:outline-level="2"><text:bookmark-start text:name="__RefHeading___Toc227_3991028445"/>Создание приватного ключа<text:bookmark-end text:name="__RefHeading___Toc227_3991028445"/></text:h>
      <text:p text:style-name="P29">Используйте следующую команду для генерации вашего закрытого ключа с использованием алгоритма RSA:</text:p>
      <text:p text:style-name="P31">$ openssl genrsa -out yourdomain.key 2048</text:p>
      <text:p text:style-name="P30">Несмотря на то, что содержимое файла может выглядеть как случайный фрагмент текста, на самом деле он содержит важную информацию о ключе. Используйте следующую команду для декодирования закрытого ключа и просмотра его содержимого:</text:p>
      <text:p text:style-name="P15">$ openssl rsa -text -in yourdomain.key -noout</text:p>
      <text:p text:style-name="P32">Переключатель -noout отключает вывод кодированной версии закрытого ключа.</text:p>
      <text:h text:style-name="P38" text:outline-level="2"><text:bookmark-start text:name="__RefHeading___Toc644_1322024359"/>Извлечение открытого ключа<text:bookmark-end text:name="__RefHeading___Toc644_1322024359"/></text:h>
      <text:p text:style-name="P5">Файл закрытого ключа содержит как закрытый ключ, так и открытый ключ. Вы можете извлечь свой открытый ключ из своего файла закрытого ключа, если это необходимо.</text:p>
      <text:p text:style-name="P5">Используйте следующую команду для извлечения открытого ключа:</text:p>
      <text:p text:style-name="P16">$ openssl rsa -in yourdomain.key -pubout -out yourdomain_public.key</text:p>
      <text:h text:style-name="P37" text:outline-level="2"><text:bookmark-start text:name="__RefHeading___Toc227_399102844523"/>Создание CSR<text:bookmark-end text:name="__RefHeading___Toc227_399102844523"/></text:h>
      <text:p text:style-name="P6">После создания секретного ключа вы готовы создать свою CSR. CSR создается с использованием формата PEM и содержит часть открытого ключа закрытого ключа, а также информацию о вас (или вашей компании).</text:p>
      <text:p text:style-name="P6">Используйте следующую команду для создания CSR с использованием только что созданного закрытого ключа:</text:p>
      <text:p text:style-name="P18">$ openssl req -new -key yourdomain.key -out yourdomain.csr</text:p>
      <text:p text:style-name="P7">После ввода команды вам будет задан ряд вопросов. Ваши ответы на эти вопросы будут включены в CSR. Ответьте на вопросы, как описано ниже: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4">Country Name (2 letter code)</text:p>
          </table:table-cell>
          <table:table-cell office:value-type="string">
            <text:p text:style-name="P14">The two-letter country code where your company is legally located.</text:p>
          </table:table-cell>
        </table:table-row>
        <table:table-row>
          <table:table-cell office:value-type="string">
            <text:p text:style-name="P14">State or Province Name (full name)</text:p>
          </table:table-cell>
          <table:table-cell office:value-type="string">
            <text:p text:style-name="P14">The state/province where your company is legally located.</text:p>
          </table:table-cell>
        </table:table-row>
        <table:table-row>
          <table:table-cell office:value-type="string">
            <text:p text:style-name="P14">Locality Name (e.g., city)</text:p>
          </table:table-cell>
          <table:table-cell office:value-type="string">
            <text:p text:style-name="P14">The city where your company is legally located.</text:p>
          </table:table-cell>
        </table:table-row>
        <table:table-row>
          <table:table-cell office:value-type="string">
            <text:p text:style-name="P14">Organization Name (e.g., company)</text:p>
          </table:table-cell>
          <table:table-cell office:value-type="string">
            <text:p text:style-name="P14">Your company's legally registered name (e.g., YourCompany, Inc.).</text:p>
          </table:table-cell>
        </table:table-row>
        <table:table-row>
          <table:table-cell office:value-type="string">
            <text:p text:style-name="P14">Organizational Unit Name (e.g., section)</text:p>
          </table:table-cell>
          <table:table-cell office:value-type="string">
            <text:p text:style-name="P14">The name of your department within the organization. (You can leave this option blank; simply press Enter.)</text:p>
          </table:table-cell>
        </table:table-row>
        <table:table-row>
          <table:table-cell office:value-type="string">
            <text:p text:style-name="P14">Common Name (e.g., server FQDN)</text:p>
          </table:table-cell>
          <table:table-cell office:value-type="string">
            <text:p text:style-name="P14">The fully-qualified domain name (FQDN) (e.g., www.example.com).</text:p>
          </table:table-cell>
        </table:table-row>
        <table:table-row>
          <table:table-cell office:value-type="string">
            <text:p text:style-name="P14">Email Address</text:p>
          </table:table-cell>
          <table:table-cell office:value-type="string">
            <text:p text:style-name="P14">Your email address. (You can leave this option blank; simply press Enter.)</text:p>
          </table:table-cell>
        </table:table-row>
        <table:table-row>
          <table:table-cell office:value-type="string">
            <text:p text:style-name="P14">A challenge password</text:p>
          </table:table-cell>
          <table:table-cell office:value-type="string">
            <text:p text:style-name="P14">Leave this option blank (simply press Enter).</text:p>
          </table:table-cell>
        </table:table-row>
        <table:table-row>
          <table:table-cell office:value-type="string">
            <text:p text:style-name="P14">An optional company name</text:p>
          </table:table-cell>
          <table:table-cell office:value-type="string">
            <text:p text:style-name="P14">Leave this option blank (simply press Enter).</text:p>
          </table:table-cell>
        </table:table-row>
      </table:table>
      <text:p text:style-name="P8">Некоторые из вышеуказанных вопросов CSR имеют значения по умолчанию, которые будут использоваться, если вы оставите пустой ответ и нажмите Enter. Эти значения по умолчанию извлекаются из файла конфигурации OpenSSL, расположенного в OPENSSLDIR (см. Проверка версии OpenSSL). Если вы хотите оставить вопрос пустым, не используя значение по умолчанию, введите «.». (период) и нажмите Enter.</text:p>
      <text:h text:style-name="P39" text:outline-level="4"><text:bookmark-start text:name="__RefHeading___Toc646_1322024359"/>Использование переключателя -subj<text:bookmark-end text:name="__RefHeading___Toc646_1322024359"/></text:h>
      <text:p text:style-name="P6">Другим вариантом при создании CSR является предоставление всей необходимой информации внутри самой команды с помощью -subj-переключателя.</text:p>
      <text:p text:style-name="P6">Используйте следующую команду, чтобы отключить приглашения к запросам при создании CSR:</text:p>
      <text:p text:style-name="P20"><text:soft-page-break/>$ openssl req -new -key yourdomain.key -out yourdomain.csr \</text:p>
      <text:p text:style-name="P21">-subj "/C=US/ST=Utah/L=Lehi/O=Your Company, Inc./OU=IT/CN=yourdomain.com"</text:p>
      <text:p text:style-name="P6">This command uses your private key file (-key yourdomain.key) to create a new CSR (-out yourdomain.csr) and disables question prompts by providing the CSR information (-subj).</text:p>
      <text:h text:style-name="P39" text:outline-level="4"><text:bookmark-start text:name="__RefHeading___Toc648_1322024359"/>Создание CSR с помощью одной команды<text:bookmark-end text:name="__RefHeading___Toc648_1322024359"/></text:h>
      <text:p text:style-name="P6">Вместо того, чтобы генерировать закрытый ключ, а затем создавая CSR двумя разными шагами, вы можете одновременно выполнять обе задачи.</text:p>
      <text:p text:style-name="P6">Используйте следующую команду для создания как закрытого ключа, так и CSR:</text:p>
      <text:p text:style-name="P19">$ openssl req -new \</text:p>
      <text:p text:style-name="P22">-newkey rsa:2048 -nodes -keyout yourdomain.key \</text:p>
      <text:p text:style-name="P22">-out yourdomain.csr \</text:p>
      <text:p text:style-name="P21">-subj "/C=US/ST=Utah/L=Lehi/O=Your Company, Inc./OU=IT/CN=yourdomain.com"</text:p>
      <text:p text:style-name="P6">Эта команда генерирует новый закрытый ключ (-newkey) с использованием алгоритма RSA с длиной ключа 2048 бит (rsa: 2048) без использования парольной фразы (-nodes), а затем создает файл ключа с именем yourdomain.key (- keyout yourdomain.key). Затем команда cгенерирует CSR с именем файла yourdomain.csr (-out yourdomain.csr), <text:s/>информация для CSR предоставляется (-subj).</text:p>
      <text:p text:style-name="P6">Примечание. Хотя возможно добавление альтернативного имени объекта (SAN) в CSR с использованием OpenSSL, процесс немного сложнее. Если вам нужно добавить SAN в свой сертификат, это легко сделать, добавив их в виде примечания в форму заказа при покупке вашего сертификата <text:s/>ssl.</text:p>
      <text:h text:style-name="P39" text:outline-level="4"><text:bookmark-start text:name="__RefHeading___Toc650_1322024359"/>Проверка информации CSR<text:bookmark-end text:name="__RefHeading___Toc650_1322024359"/></text:h>
      <text:p text:style-name="P6">После создания вашей CSR с помощью секретного ключа мы рекомендуем проверить правильность информации, содержащейся в CSR, и что файл не был изменен или поврежден.</text:p>
      <text:p text:style-name="P6">Используйте следующую команду для просмотра информации в вашей CSR перед отправкой ее в сертификационный центр.</text:p>
      <text:p text:style-name="P19">$openssl x509 -noout -modulus -in certificate.crt | openssl md5</text:p>
      <text:p text:style-name="P21">$openssl rsa -noout -modulus -in privateKey.key | openssl md5</text:p>
      <text:p text:style-name="P6">Проверка соответствия Сертификата и CSR</text:p>
      <text:p text:style-name="P19">$ openssl req -text -in yourdomain.csr -noout -verify</text:p>
      <text:p text:style-name="P6">Переключатель -noout отключает вывод кодированной версии CSR. Переключатель -verify проверяет подпись файла, чтобы убедиться, что он не был изменен.</text:p>
      <text:h text:style-name="P39" text:outline-level="4"><text:bookmark-start text:name="__RefHeading___Toc652_1322024359"/>Отправка CSR в CA<text:bookmark-end text:name="__RefHeading___Toc652_1322024359"/></text:h>
      <text:p text:style-name="P6">Когда вы подготовите запрос CSR для оформления сертификата SSL, вам нужно использовать формат PEM - необработанный, закодированный текст CSR, который вы увидите при открытии его в текстовом редакторе.</text:p>
      <text:p text:style-name="P6">Для того, чтобы просмотреть исходный вывод CSR:</text:p>
      <text:p text:style-name="P18">$ cat yourdomain.csr</text:p>
      <text:p text:style-name="P6">Вам надо скопировать содержимое (включая -----BEGIN CERTIFICATE REQUEST----- и -----END CERTIFICATE REQUEST----- вместе с черточками) вставить в текстовый документ и направить в компанию, которая оформляет для вас сертификат ssl.</text:p>
      <text:h text:style-name="P39" text:outline-level="4"><text:bookmark-start text:name="__RefHeading___Toc654_1322024359"/>Просмотр информации о сертификате<text:bookmark-end text:name="__RefHeading___Toc654_1322024359"/></text:h>
      <text:p text:style-name="P6">После получения сертификата от CA (например, DigiCert) мы рекомендуем убедиться, что информация в сертификате верна и соответствует вашему закрытому ключу. Вы делаете это, используя команду x509.</text:p>
      <text:p text:style-name="P6">Используйте следующую команду для просмотра содержимого вашего сертификата:</text:p>
      <text:p text:style-name="P23">$ openssl x509 -text -in yourdomain.crt -noout</text:p>
      <text:h text:style-name="P39" text:outline-level="4"><text:bookmark-start text:name="__RefHeading___Toc656_1322024359"/>Преобразование форматов сертификатов<text:bookmark-end text:name="__RefHeading___Toc656_1322024359"/></text:h>
      <text:p text:style-name="P6">По умолчанию OpenSSL генерирует ключи и CSR, используя формат PEM. Однако могут быть случаи, когда вам нужно преобразовать свой ключ или сертификат в другой формат, чтобы экспортировать его в другую систему.</text:p>
      <text:p text:style-name="P13">PEM для PKCS # 12.<text:span text:style-name="T10"> Формат PKCS # 12 представляет собой архивный файл, в котором хранятся как сертификат, так и закрытый ключ. Этот формат полезен для переноса </text:span><text:soft-page-break/><text:span text:style-name="T10">сертификатов и ключей из одной системы в другую, так как содержит все необходимые файлы. Файлы PKCS # 12 используют либо расширение .pfx, либо .p12.</text:span></text:p>
      <text:p text:style-name="P33"/>
      <text:p text:style-name="P33">Используйте следующую команду для преобразования вашего ключа PEM и сертификата в формат PKCS # 12 (т. Е. Один файл .pfx):</text:p>
      <text:p text:style-name="P24">$ openssl pkcs12 -export -name "yourdomain-digicert-(expiration date)" \</text:p>
      <text:p text:style-name="P25">-out yourdomain.pfx -inkey yourdomain.key -in yourdomain.crt</text:p>
      <text:p text:style-name="P6">Примечание. После ввода команды вам будет предложено указать пароль для шифрования файла. Поскольку формат PKCS # 12 часто используется для миграции системы, мы рекомендуем шифровать файл с помощью очень надежного пароля. Эта команда объединяет ваш закрытый ключ (-inkey yourdomain.key) и ваш сертификат (-in yourdomain.crt) в один файл .pfx (-out yourdomain.pfx) с дружественным именем (-name «yourdomain-digicert- (expiration дата) "), где дата истечения срока действия сертификата истекает.</text:p>
      <text:p text:style-name="P6"><text:span text:style-name="T8">PKCS № 12 для PEM. </text:span>Поскольку формат PKCS # 12 содержит как сертификат, так и закрытый ключ, вам нужно использовать две отдельные команды для преобразования файла .pfx в формат PEM.</text:p>
      <text:p text:style-name="P6">Используйте следующую команду, чтобы извлечь закрытый ключ из файла PKCS # 12 (.pfx) и преобразовать его в закрытый ключ, закодированный PEM:</text:p>
      <text:p text:style-name="P26">$ openssl pkcs12 -in yourdomain.pfx -nocerts -out yourdomain.key -nodes</text:p>
      <text:p text:style-name="P6">Используйте следующую команду для извлечения сертификата из файла PKCS # 12 (.pfx) и преобразования его в сертификат, закодированный PEM:</text:p>
      <text:p text:style-name="P26">$ openssl pkcs12 -in yourdomain.pfx -nokeys -clcerts -out yourdomain.crt</text:p>
      <text:p text:style-name="P6">Примечание. Вам необходимо указать пароль, используемый для шифрования файла .pfx, чтобы преобразовать ключ и сертификат в формат PEM.</text:p>
      <text:p text:style-name="P6"><text:span text:style-name="T8">PEM to DER.</text:span> Формат DER использует кодировку ASN.1 для хранения сертификата или ключевой информации. Подобно формату PEM, DER хранит информацию о ключах и сертификатах в двух отдельных файлах и обычно использует те же расширения файлов (то есть .key, .crt и .csr). Расширение файла .der было использовано в приведенных ниже примерах для ясности.</text:p>
      <text:p text:style-name="P27">$ <text:span text:style-name="T11">openssl openssl x509 -inform PEM -in yourdomain.crt -outform DER -out yourdomain.der</text:span></text:p>
      <text:p text:style-name="P6">Используйте следующую команду для преобразования сертификата, закодированного в PEM, в сертификат, закодированный DER:</text:p>
      <text:p text:style-name="P27">$ openssl rsa -inform PEM -in yourdomain.key -outform DER -out yourdomain_key.der</text:p>
      <text:p text:style-name="P6">DER to PEM Используйте следующую команду для преобразования закодированного DER сертификата в сертификат, закодированный PEM:</text:p>
      <text:p text:style-name="P27">$ openssl x509 -inform DER -in yourdomain.der -outform PEM -out yourdomain.crt</text:p>
      <text:p text:style-name="P6">Используйте следующую команду для преобразования закрытого ключа с кодировкой DER в закрытый секретный ключ PEM:</text:p>
      <text:p text:style-name="P27">$ openssl rsa -inform DER -in yourdomain_key.der -outform PEM -out yourdomain.key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0799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4</text:page-number></text:span><text:span text:style-name="MT5">/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3-11-09T00:35:36.138223788</dc:date>
    <meta:editing-duration>PT7H15M59S</meta:editing-duration>
    <meta:editing-cycles>119</meta:editing-cycles>
    <meta:generator>LibreOffice/7.3.7.2$Linux_X86_64 LibreOffice_project/30$Build-2</meta:generator>
    <meta:document-statistic meta:table-count="1" meta:image-count="0" meta:object-count="0" meta:page-count="4" meta:paragraph-count="123" meta:word-count="1713" meta:character-count="12269" meta:non-whitespace-character-count="10680"/>
  </office:meta>
</office:document-meta>
</file>